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4a25f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9a1b7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font-style="normal" fo:font-weight="normal" officeooo:paragraph-rsid="0009a1b7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222222" style:font-name="arial" fo:font-size="10.5pt" fo:letter-spacing="normal" fo:language="es" fo:country="ES" fo:font-style="normal" fo:font-weight="normal" officeooo:paragraph-rsid="0004a25f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paragraph-rsid="0009a1b7"/>
    </style:style>
    <style:style style:name="P9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color="#000000" fo:language="es" fo:country="ES" officeooo:rsid="000cec8a" officeooo:paragraph-rsid="000cec8a"/>
    </style:style>
    <style:style style:name="P10" style:family="paragraph" style:parent-style-name="Text_20_body" style:list-style-name="L1">
      <style:paragraph-properties fo:margin-left="0cm" fo:margin-right="0cm" fo:margin-top="0cm" fo:margin-bottom="0.318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.318cm" loext:contextual-spacing="false" fo:text-align="start" style:justify-single-word="false" fo:orphans="2" fo:widows="2" fo:text-indent="0cm" style:auto-text-indent="false" fo:padding="0cm" fo:border="none"/>
      <style:text-properties officeooo:paragraph-rsid="00068073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3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/>
    </style:style>
    <style:style style:name="P14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 officeooo:rsid="000cec8a" officeooo:paragraph-rsid="000cec8a"/>
    </style:style>
    <style:style style:name="P15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0.5pt" fo:letter-spacing="normal" fo:language="es" fo:country="ES" fo:font-style="normal" fo:font-weight="normal" officeooo:rsid="000571c5" style:font-size-asian="6pt" style:font-size-complex="6pt"/>
    </style:style>
    <style:style style:name="P16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0.5pt" fo:letter-spacing="normal" fo:language="es" fo:country="ES" fo:font-style="normal" fo:font-weight="normal" officeooo:rsid="00068073" officeooo:paragraph-rsid="00068073" style:font-size-asian="6pt" style:font-size-complex="6pt"/>
    </style:style>
    <style:style style:name="P17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0.5pt" fo:letter-spacing="normal" fo:language="es" fo:country="ES" fo:font-style="italic" fo:font-weight="bold" officeooo:rsid="0007ecbc" officeooo:paragraph-rsid="0007ecbc" style:font-size-asian="6pt" style:font-style-asian="italic" style:font-weight-asian="bold" style:font-size-complex="6pt" style:font-style-complex="italic" style:font-weight-complex="bold"/>
    </style:style>
    <style:style style:name="P18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a6e21" officeooo:paragraph-rsid="000cb7a4"/>
    </style:style>
    <style:style style:name="P19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</style:style>
    <style:style style:name="P20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officeooo:rsid="0007ecbc" officeooo:paragraph-rsid="0007ecbc"/>
    </style:style>
    <style:style style:name="P21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22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0.5pt" fo:letter-spacing="normal" fo:language="es" fo:country="ES" fo:font-style="normal" fo:font-weight="normal" officeooo:rsid="0004a25f" officeooo:paragraph-rsid="0004a25f"/>
    </style:style>
    <style:style style:name="P23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0.5pt" fo:letter-spacing="normal" fo:language="es" fo:country="ES" fo:font-style="normal" fo:font-weight="normal" officeooo:rsid="000571c5" style:font-size-asian="6pt" style:font-size-complex="6pt"/>
    </style:style>
    <style:style style:name="P24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0.5pt" fo:letter-spacing="normal" fo:language="es" fo:country="ES" fo:font-style="normal" fo:font-weight="normal" officeooo:rsid="000571c5" officeooo:paragraph-rsid="000571c5" style:font-size-asian="6pt" style:font-size-complex="6pt"/>
    </style:style>
    <style:style style:name="P25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officeooo:paragraph-rsid="000571c5"/>
    </style:style>
    <style:style style:name="P26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officeooo:paragraph-rsid="000a6e21"/>
    </style:style>
    <style:style style:name="P27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/>
    </style:style>
    <style:style style:name="P28" style:family="paragraph" style:parent-style-name="Horizontal_20_Line" style:list-style-name="L1">
      <style:paragraph-properties fo:margin-top="0cm" fo:margin-bottom="0cm" loext:contextual-spacing="false" style:line-height-at-least="0.529cm" fo:orphans="2" fo:widows="2" fo:padding="0cm" fo:border="none"/>
      <style:text-properties fo:language="es" fo:country="ES"/>
    </style:style>
    <style:style style:name="T1" style:family="text"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T2" style:family="text">
      <style:text-properties fo:font-variant="normal" fo:text-transform="none" fo:color="#333333" style:font-name="Ubuntu" fo:font-size="11.25pt" fo:letter-spacing="normal" fo:language="es" fo:country="ES" fo:font-style="normal" fo:font-weight="normal" officeooo:rsid="000a6e21"/>
    </style:style>
    <style:style style:name="T3" style:family="text">
      <style:text-properties fo:font-variant="normal" fo:text-transform="none" fo:color="#333333" style:font-name="Ubuntu" fo:font-size="11.25pt" fo:letter-spacing="normal" fo:language="es" fo:country="ES" fo:font-style="normal" fo:font-weight="normal" style:font-size-asian="6pt" style:font-size-complex="6pt"/>
    </style:style>
    <style:style style:name="T4" style:family="text">
      <style:text-properties fo:font-variant="normal" fo:text-transform="none" fo:color="#333333" style:font-name="Ubuntu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Menlo" fo:font-size="9pt" fo:letter-spacing="normal" fo:language="es" fo:country="ES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6" style:family="text">
      <style:text-properties fo:font-variant="normal" fo:text-transform="none" fo:color="#666600" style:font-name="Menlo" fo:font-size="9pt" fo:letter-spacing="normal" fo:language="es" fo:country="ES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9" style:family="text">
      <style:text-properties fo:font-variant="normal" fo:text-transform="none" fo:color="#222222" style:font-name="arial" fo:font-size="10.5pt" fo:letter-spacing="normal" fo:language="es" fo:country="ES" fo:font-style="normal" fo:font-weight="normal" officeooo:rsid="0004a25f" style:font-size-asian="6pt" style:font-size-complex="6pt"/>
    </style:style>
    <style:style style:name="T10" style:family="text">
      <style:text-properties fo:font-variant="normal" fo:text-transform="none" fo:color="#222222" style:font-name="arial" fo:font-size="10.5pt" fo:letter-spacing="normal" fo:language="es" fo:country="ES" fo:font-style="normal" fo:font-weight="normal" officeooo:rsid="000571c5" style:font-size-asian="6pt" style:font-size-complex="6pt"/>
    </style:style>
    <style:style style:name="T11" style:family="text">
      <style:text-properties fo:font-variant="normal" fo:text-transform="none" fo:color="#222222" style:font-name="arial" fo:font-size="10.5pt" fo:letter-spacing="normal" fo:language="es" fo:country="ES" fo:font-style="normal" fo:font-weight="normal" officeooo:rsid="00077b6f" style:font-size-asian="6pt" style:font-size-complex="6pt"/>
    </style:style>
    <style:style style:name="T12" style:family="text">
      <style:text-properties fo:font-variant="normal" fo:text-transform="none" fo:color="#222222" style:font-name="arial" fo:font-size="10.5pt" fo:letter-spacing="normal" fo:language="es" fo:country="ES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3" style:family="text">
      <style:text-properties fo:font-variant="normal" fo:text-transform="none" fo:color="#222222" style:font-name="arial" fo:font-size="10.5pt" fo:letter-spacing="normal" fo:language="es" fo:country="ES" fo:font-style="italic" fo:font-weight="bold" officeooo:rsid="00077b6f" style:font-size-asian="6pt" style:font-style-asian="italic" style:font-weight-asian="bold" style:font-size-complex="6pt" style:font-style-complex="italic" style:font-weight-complex="bold"/>
    </style:style>
    <style:style style:name="T14" style:family="text">
      <style:text-properties fo:font-variant="normal" fo:text-transform="none" fo:color="#222222" style:font-name="arial" fo:font-size="10.5pt" fo:letter-spacing="normal" fo:font-style="normal" fo:font-weight="normal" officeooo:rsid="000571c5" style:font-size-asian="6pt" style:font-size-complex="6pt"/>
    </style:style>
    <style:style style:name="T15" style:family="text">
      <style:text-properties fo:font-variant="normal" fo:text-transform="none" fo:color="#222222" style:text-line-through-style="none" style:text-line-through-type="none" style:font-name="arial" fo:font-size="10.5pt" fo:letter-spacing="normal" fo:language="es" fo:country="ES" fo:font-style="normal" style:text-underline-style="none" fo:font-weight="normal" officeooo:rsid="0004a25f" style:text-blinking="false" fo:background-color="#ffffff" loext:char-shading-value="0" style:font-size-asian="6pt" style:font-size-complex="6pt"/>
    </style:style>
    <style:style style:name="T16" style:family="text">
      <style:text-properties fo:font-variant="normal" fo:text-transform="none" fo:color="#222222" style:text-line-through-style="none" style:text-line-through-type="none" style:font-name="arial" fo:font-size="10.5pt" fo:letter-spacing="normal" fo:language="es" fo:country="ES" fo:font-style="normal" style:text-underline-style="none" fo:font-weight="normal" officeooo:rsid="000571c5" style:text-blinking="false" fo:background-color="#ffffff" loext:char-shading-value="0" style:font-size-asian="6pt" style:font-size-complex="6pt"/>
    </style:style>
    <style:style style:name="T17" style:family="text">
      <style:text-properties fo:font-variant="normal" fo:text-transform="none" style:font-name="Ubuntu" fo:font-size="11.25pt" fo:letter-spacing="normal" fo:font-style="normal" fo:font-weight="normal"/>
    </style:style>
    <style:style style:name="T18" style:family="text">
      <style:text-properties fo:color="#222222" style:font-name="sans-serif" fo:font-size="10.5pt"/>
    </style:style>
    <style:style style:name="T19" style:family="text">
      <style:text-properties fo:color="#222222" style:font-name="sans-serif" fo:font-size="10.5pt" fo:font-weight="bold"/>
    </style:style>
    <style:style style:name="T20" style:family="text">
      <style:text-properties fo:color="#222222" style:font-name="sans-serif" fo:font-size="10.5pt" fo:language="es" fo:country="ES"/>
    </style:style>
    <style:style style:name="T21" style:family="text">
      <style:text-properties fo:color="#222222" style:font-name="sans-serif" fo:font-size="10.5pt" fo:language="es" fo:country="ES" fo:font-weight="bold"/>
    </style:style>
    <style:style style:name="T22" style:family="text">
      <style:text-properties officeooo:rsid="00068073"/>
    </style:style>
    <style:style style:name="T23" style:family="text">
      <style:text-properties officeooo:rsid="0009a1b7"/>
    </style:style>
    <style:style style:name="T24" style:family="text">
      <style:text-properties style:font-size-asian="6pt" style:font-size-complex="6pt"/>
    </style:style>
    <style:style style:name="T25" style:family="text">
      <style:text-properties officeooo:rsid="000cb7a4" style:font-size-asian="6pt" style:font-size-complex="6pt"/>
    </style:style>
    <style:style style:name="T26" style:family="text">
      <style:text-properties officeooo:rsid="000cb7a4"/>
    </style:style>
    <style:style style:name="T27" style:family="text">
      <style:text-properties style:text-underline-style="solid" style:text-underline-width="auto" style:text-underline-color="font-color" officeooo:rsid="000cb7a4" style:font-size-asian="6pt" style:font-size-complex="6pt"/>
    </style:style>
    <style:style style:name="T28" style:family="text">
      <style:text-properties style:text-underline-style="none" officeooo:rsid="000cb7a4" style:font-size-asian="6pt" style:font-size-complex="6pt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0948102" text:style-name="L1">
        <text:list-item>
          <text:p text:style-name="P3">Explica qué es el servicio DNS.</text:p>
          <text:p text:style-name="P6">El sistema de nombres de dominio ​ es un sistema de nomenclatura jerárquico descentralizado para dispositivos conectados a redes IP como Internet o una red privada. Este sistema asocia información variada con nombre de dominio asignado a cada uno de los participantes.</text:p>
        </text:list-item>
        <text:list-item>
          <text:p text:style-name="P2">¿Por qué decimos que el DNS hace uso de una base de datos distribuida?</text:p>
          <text:p text:style-name="P22">Para poder encontrar los distintos nombres de dominio que almacenan dichas bases de datos.</text:p>
        </text:list-item>
        <text:list-item>
          <text:p text:style-name="P7"><text:span text:style-name="T1">¿Qué función tiene actualmente el archivo </text:span><text:span text:style-name="Source_20_Text"><text:span text:style-name="T5">hosts</text:span></text:span><text:span text:style-name="T1">? Según el sistema operativo, ¿en qué directorio se encuentra?</text:span></text:p>
          <text:p text:style-name="P25"><text:span text:style-name="T9">El archivo hosts, es un archivo de configuración en el que sirve para guardar la correspondencia entre </text:span><text:span text:style-name="T15">dominios de Internet </text:span><text:span text:style-name="T9">y </text:span><text:a xlink:type="simple" xlink:href="https://es.wikipedia.org/wiki/Direcciones_IP" text:style-name="Internet_20_link" text:visited-style-name="Visited_20_Internet_20_Link"><text:span text:style-name="T15">direcciones IP</text:span></text:a><text:span text:style-name="T9">. Se encuentra en el directorio /etc </text:span><text:span text:style-name="T10">en Linux, C:/windows/ en windows y /private/etc/hosts</text:span><text:span text:style-name="T9">.</text:span></text:p>
        </text:list-item>
        <text:list-item>
          <text:p text:style-name="P2">¿Qué es el FQDN? ¿Qué partes tiene?</text:p>
          <text:p text:style-name="P24">Fully Qualified Domain Name. es un nombre que incluye el nombre de la computadora y el nombre de dominio asociado a ese equipo. Por ejemplo, dada la computadora llamada «serv1» y el nombre de dominio «bar.com.» de forma que quedaría «serv1.bar.com»,</text:p>
        </text:list-item>
        <text:list-item>
          <text:p text:style-name="P2">Pon 5 ejemplos de TLD genéricos.</text:p>
          <text:p text:style-name="P13"><text:span text:style-name="Emphasis"><text:span text:style-name="T14">.biz</text:span></text:span><text:span text:style-name="T14">, para negocios.</text:span></text:p>
          <text:p text:style-name="P10"><text:span text:style-name="Emphasis"><text:span text:style-name="T10">.com</text:span></text:span><text:span text:style-name="T10">, para propósitos comerciales.</text:span></text:p>
          <text:p text:style-name="P10"><text:span text:style-name="Emphasis"><text:span text:style-name="T10">.info</text:span></text:span><text:span text:style-name="T10">, para información general.</text:span></text:p>
          <text:p text:style-name="P11"><text:span text:style-name="Emphasis"><text:span text:style-name="T10">.int</text:span></text:span><text:span text:style-name="T10">, para organizaciones internacionales.</text:span></text:p>
          <text:p text:style-name="P11"><text:span text:style-name="Emphasis"><text:span text:style-name="T10">.mobi</text:span></text:span><text:span text:style-name="T10">, para sites móviles</text:span></text:p>
        </text:list-item>
        <text:list-item>
          <text:p text:style-name="P2">Pon 5 ejemplos de TLD de código de país.</text:p>
          <text:p text:style-name="P23">.<text:span text:style-name="T22">es España</text:span></text:p>
          <text:p text:style-name="P15">.<text:span text:style-name="T22">eu Unión Europea</text:span></text:p>
          <text:p text:style-name="P16">.ad Andorra</text:p>
          <text:p text:style-name="P16">.ca Canadá</text:p>
          <text:p text:style-name="P16">.cd República Democrática del Congo</text:p>
        </text:list-item>
        <text:list-item>
          <text:p text:style-name="P2">¿Qué son los servidores raíz, cuántos hay y que nombre reciben?</text:p>
          <text:p text:style-name="P19"><text:span text:style-name="T10">Los servidores de nombres raíz son una parte fundamental de Internet, ya que son el primer paso en la traducción (resolución) de los nombres de host legibles en </text:span><text:span text:style-name="T16">direcciones IP </text:span><text:span text:style-name="T10">que se utilizan en la comunicación entre los </text:span><text:span text:style-name="T16">hosts </text:span><text:span text:style-name="T10">de Internet. </text:span><text:span text:style-name="T11">Existen 13 root servers, están distribuidos por todo el planeta, principalmente en EE.UU y están bajo el dominio de </text:span><text:span text:style-name="T13">root-servers.org</text:span></text:p>
          <text:p text:style-name="P20"><text:span text:style-name="T13">A- </text:span><text:span text:style-name="T12">VeriSign → Dules (Virginia, EE.UU)</text:span></text:p>
          <text:p text:style-name="P17">B- Instituto para la formación científica → Marina del Rey (California)</text:p>
          <text:p text:style-name="P17">C- Cogent Communications → Washington</text:p>
          <text:p text:style-name="P17"><text:soft-page-break/>D- Universidad de Maryland → Collage Park</text:p>
          <text:p text:style-name="P17">E- Centro de Investigación Ames de la NASA → Silicon Valey (California)</text:p>
          <text:p text:style-name="P17">F- Consorcio de Sistemas de Internet (ISC) → Diferentes lugares.</text:p>
          <text:p text:style-name="P17">G- Departamento de Defensa de EE.UU → Ohio (EE.UU)</text:p>
          <text:p text:style-name="P17">H- Laboratorio de Investigación de la Armada de EE.UU</text:p>
          <text:p text:style-name="P17">I- Autonomica/NORDUnet → diferentes lugares.</text:p>
          <text:p text:style-name="P17">J- VeriSign → es el segundo servidor, a diferencia del primero, éste está distribuido por diferentes países.</text:p>
          <text:p text:style-name="P17">K- Centro de coordinación de redes IP europeas → diferentes países.</text:p>
          <text:p text:style-name="P17">L- Corporación de Internet para la Asignación de Nombres y Números.</text:p>
          <text:p text:style-name="P17">M- WIDE Project → Diferentes países.</text:p>
        </text:list-item>
        <text:list-item>
          <text:p text:style-name="P4">Tipos de servidores DNS según la función que realizan.</text:p>
          <text:p text:style-name="P5"><text:span text:style-name="T21">Primarios o maestros: </text:span><text:span text:style-name="T20">guardan los datos de un espacio de nombres en sus ficheros.</text:span></text:p>
          <text:p text:style-name="P5"><text:span text:style-name="T19">Secundarios o esclavos: </text:span><text:span text:style-name="T18">obtienen los datos de los servidores primarios a través de una transferencia de zona.</text:span></text:p>
          <text:p text:style-name="P8"><text:span text:style-name="T8">Locales o caché: </text:span><text:span text:style-name="T7">funcionan con el mismo software, pero no contienen la base de datos para la resolución de nombres. Cuando se les realiza una consulta, estos a su vez consultan a los servidores DNS correspondientes, almacenando la respuesta en su base de datos para agilizar la repetición de estas peticiones en el futuro continuo o libre.</text:span></text:p>
        </text:list-item>
        <text:list-item>
          <text:p text:style-name="P2">Indica cuáles son los registros de recursos (RR) que corresponden a:</text:p>
          <text:list>
            <text:list-item>
              <text:p text:style-name="P12">Dirección IP asociada a un nombre →<text:span text:style-name="T23"> PTR</text:span></text:p>
            </text:list-item>
            <text:list-item>
              <text:p text:style-name="P21">Nombre asociado a una dirección IP →<text:span text:style-name="T23"> A</text:span></text:p>
            </text:list-item>
            <text:list-item>
              <text:p text:style-name="P21">Servidor de nombres →<text:span text:style-name="T23"> NS</text:span></text:p>
            </text:list-item>
            <text:list-item>
              <text:p text:style-name="P21">Servidor de correo →<text:span text:style-name="T23"> MX</text:span></text:p>
            </text:list-item>
            <text:list-item>
              <text:p text:style-name="P21">Alias →<text:span text:style-name="T23"> CNAME</text:span></text:p>
              <text:p text:style-name="P28"/>
            </text:list-item>
          </text:list>
        </text:list-item>
        <text:list-item>
          <text:p text:style-name="P2">¿Qué es la resolución directa? ¿Y la resolución inversa?</text:p>
          <text:p text:style-name="P26"><text:span text:style-name="T2">Resolución directa → </text:span><text:span text:style-name="T1">consiste en "traducir" una dirección (por ejemplo, "www.google.es") a su dirección IP asociada (en </text:span><text:span text:style-name="T3">este caso, 209.85.135.99</text:span><text:span text:style-name="T1">).</text:span></text:p>
          <text:p text:style-name="P18">Resolución inversa → <text:span text:style-name="T26">c</text:span>onsiste en "traducir" una dirección <text:span text:style-name="T26">IP</text:span> (por ejemplo, <text:span text:style-name="T24">209.85.135.99</text:span> ) a su dirección <text:span text:style-name="T26">de nombre asociada</text:span> (en <text:span text:style-name="T24">este caso, “</text:span><text:span text:style-name="T28">www.google.es</text:span><text:span text:style-name="T25">”</text:span>).</text:p>
        </text:list-item>
        <text:list-item>
          <text:p text:style-name="P7"><text:span text:style-name="T1">¿Cómo iniciamos, reiniciamos y detenemos el servidor </text:span><text:span text:style-name="Source_20_Text"><text:span text:style-name="T5">bind9</text:span></text:span><text:span text:style-name="T1">?</text:span></text:p>
          <text:p text:style-name="P9"><text:span text:style-name="T17">sudo service bind9 start</text:span></text:p>
          <text:p text:style-name="P14">sudo service bind9 restart</text:p>
          <text:p text:style-name="P14">sudo service bind9 <text:s/>stop</text:p>
        </text:list-item>
        <text:list-item>
          <text:p text:style-name="P7"><text:span text:style-name="T1">¿Cómo habilitamos y deshabilitamos el servidor </text:span><text:span text:style-name="Source_20_Text"><text:span text:style-name="T5">bind9</text:span></text:span><text:span text:style-name="T1"> en el inicio?</text:span></text:p>
          <text:p text:style-name="P27"/>
        </text:list-item>
        <text:list-item>
          <text:p text:style-name="P7"><text:soft-page-break/><text:span text:style-name="T1">¿Cuál es el archivo principal de configuración del servidor </text:span><text:span text:style-name="Source_20_Text"><text:span text:style-name="T5">bind9</text:span></text:span><text:span text:style-name="T1">?</text:span></text:p>
          <text:p text:style-name="P27"/>
        </text:list-item>
        <text:list-item>
          <text:p text:style-name="P2">¿En qué archivo indicamos los reenviadores?</text:p>
          <text:p text:style-name="P27"/>
        </text:list-item>
        <text:list-item>
          <text:p text:style-name="P7"><text:span text:style-name="T1">¿Para qué sirve la utilidad </text:span><text:span text:style-name="Source_20_Text"><text:span text:style-name="T5">dig</text:span></text:span><text:span text:style-name="T1">? Pon un ejemplo de uso para resolución directa y otro para resolución inversa.</text:span></text:p>
          <text:p text:style-name="P27"/>
        </text:list-item>
        <text:list-item>
          <text:p text:style-name="P7"><text:span text:style-name="T1">¿Para qué sirve la utilidad </text:span><text:span text:style-name="Source_20_Text"><text:span text:style-name="T5">named</text:span></text:span><text:span text:style-name="Source_20_Text"><text:span text:style-name="T6">-</text:span></text:span><text:span text:style-name="Source_20_Text"><text:span text:style-name="T5">checkconf</text:span></text:span><text:span text:style-name="T1">? ¿Y la utilidad </text:span><text:span text:style-name="Source_20_Text"><text:span text:style-name="T5">named</text:span></text:span><text:span text:style-name="Source_20_Text"><text:span text:style-name="T6">-</text:span></text:span><text:span text:style-name="Source_20_Text"><text:span text:style-name="T5">checkzone</text:span></text:span><text:span text:style-name="T1">?</text:span></text:p>
          <text:p text:style-name="P2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19-10-02T12:47:06.269248641</dc:date>
    <meta:editing-duration>PT34M1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58" meta:word-count="700" meta:character-count="4258" meta:non-whitespace-character-count="3634"/>
  </office:meta>
</office:document-meta>
</file>